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11.8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  <style:text-properties style:font-name="Arial" style:text-underline-style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font-name="Arial"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8">
      <style:text-properties style:font-name="Arial" fo:font-size="12pt" style:font-size-asian="12pt" style:font-size-complex="12pt"/>
    </style:style>
    <style:style style:name="ce11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Default">
      <style:text-properties style:font-name="Arial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style>
  </office:automatic-styles>
  <office:body>
    <office:spreadsheet>
      <table:table table:name="tal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Flag (uint32)</text:p>
          </table:table-cell>
          <table:table-cell table:style-name="ce4"/>
          <table:table-cell table:style-name="ce1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"/>
          <table:table-cell table:style-name="ce2"/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4" table:number-columns-repeated="1022" table:default-cell-style-name="Default"/>
        <table:table-row table:style-name="ro1">
          <table:table-cell table:style-name="ce6" office:value-type="string">
            <text:p>Flag (uint32)</text:p>
          </table:table-cell>
          <table:table-cell table:style-name="ce8"/>
          <table:table-cell table:style-name="ce6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ation" table:style-name="ta1" table:print="false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6" office:value-type="string">
            <text:p>Flag (uint32)</text:p>
          </table:table-cell>
          <table:table-cell table:style-name="ce8"/>
          <table:table-cell table:style-name="ce6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style-name="ce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Babb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atapad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string">
            <text:p>in ear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string">
            <text:p>implant</text:p>
          </table:table-cell>
          <table:table-cell table:number-columns-repeated="1020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office:value-type="string">
            <text:p>qCoa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d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Coveral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00">
            <text:p>100</text:p>
          </table:table-cell>
          <table:table-cell office:value-type="string">
            <text:p>Latexified Coveral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200">
            <text:p>200</text:p>
          </table:table-cell>
          <table:table-cell office:value-type="string">
            <text:p>Latex-Bikin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300">
            <text:p>300</text:p>
          </table:table-cell>
          <table:table-cell office:value-type="string">
            <text:p>Latex-Monokin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400">
            <text:p>400</text:p>
          </table:table-cell>
          <table:table-cell office:value-type="string">
            <text:p>Latex-Halfswimsuit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500">
            <text:p>500</text:p>
          </table:table-cell>
          <table:table-cell office:value-type="string">
            <text:p>Latex-Fullswimsuite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>
            <text:p>qArmo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qBoots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qGloves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qMouth</text:p>
          </table:table-cell>
          <table:table-cell table:number-columns-repeated="2"/>
          <table:table-cell office:value-type="string">
            <text:p>Muzzl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Ballgag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lugGag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Gasmask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qShap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uman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100">
            <text:p>100</text:p>
          </table:table-cell>
          <table:table-cell office:value-type="string">
            <text:p>bipe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200">
            <text:p>200</text:p>
          </table:table-cell>
          <table:table-cell office:value-type="string">
            <text:p>Bitch-suit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300">
            <text:p>300</text:p>
          </table:table-cell>
          <table:table-cell office:value-type="string">
            <text:p>Snake</text:p>
          </table:table-cell>
          <table:table-cell table:number-columns-repeated="1020"/>
        </table:table-row>
      </table:table>
      <table:table table:name="Recipes" table:style-name="ta1" table:print="false">
        <office:forms form:automatic-focus="false" form:apply-design-mode="false"/>
        <table:table-column table:style-name="co4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</table:table>
      <table:table table:name="Tabelle5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0"/>
        <table:table-column table:style-name="co4" table:number-columns-repeated="1022" table:default-cell-style-name="ce11"/>
        <table:table-row table:style-name="ro4">
          <table:table-cell table:number-columns-repeated="1024"/>
        </table:table-row>
        <table:table-row table:style-name="ro4">
          <table:table-cell/>
          <table:table-cell table:number-columns-repeated="2"/>
          <table:table-cell table:number-columns-repeated="1021"/>
        </table:table-row>
        <table:table-row table:style-name="ro5">
          <table:table-cell/>
          <table:table-cell table:formula="of:=[.B2]+ROUNDDOWN(([.C2]/10);0)" office:value-type="float" office:value="0">
            <text:p>00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3];&quot;00&quot;);&quot;_&quot;;TEXT([.C3];&quot;00&quot;);CHAR(10);&quot;&lt;%=window.story.render('DngNG_Tmpl')%&gt;&quot;;CHAR(10);CHAR(10))" office:value-type="string" office:string-value=":: DngNG_00_00&#10;&lt;%=window.story.render('DngNG_Tmpl')%&gt;&#10;&#10;">
            <text:p>:: DngNG_00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]+ROUNDDOWN(([.C3]/10);0)" office:value-type="float" office:value="0">
            <text:p>00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4];&quot;00&quot;);&quot;_&quot;;TEXT([.C4];&quot;00&quot;);CHAR(10);&quot;&lt;%=window.story.render('DngNG_Tmpl')%&gt;&quot;;CHAR(10);CHAR(10))" office:value-type="string" office:string-value=":: DngNG_00_01&#10;&lt;%=window.story.render('DngNG_Tmpl')%&gt;&#10;&#10;">
            <text:p>:: DngNG_00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]+ROUNDDOWN(([.C4]/10);0)" office:value-type="float" office:value="0">
            <text:p>00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5];&quot;00&quot;);&quot;_&quot;;TEXT([.C5];&quot;00&quot;);CHAR(10);&quot;&lt;%=window.story.render('DngNG_Tmpl')%&gt;&quot;;CHAR(10);CHAR(10))" office:value-type="string" office:string-value=":: DngNG_00_02&#10;&lt;%=window.story.render('DngNG_Tmpl')%&gt;&#10;&#10;">
            <text:p>:: DngNG_00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]+ROUNDDOWN(([.C5]/10);0)" office:value-type="float" office:value="0">
            <text:p>00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6];&quot;00&quot;);&quot;_&quot;;TEXT([.C6];&quot;00&quot;);CHAR(10);&quot;&lt;%=window.story.render('DngNG_Tmpl')%&gt;&quot;;CHAR(10);CHAR(10))" office:value-type="string" office:string-value=":: DngNG_00_03&#10;&lt;%=window.story.render('DngNG_Tmpl')%&gt;&#10;&#10;">
            <text:p>:: DngNG_00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]+ROUNDDOWN(([.C6]/10);0)" office:value-type="float" office:value="0">
            <text:p>00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7];&quot;00&quot;);&quot;_&quot;;TEXT([.C7];&quot;00&quot;);CHAR(10);&quot;&lt;%=window.story.render('DngNG_Tmpl')%&gt;&quot;;CHAR(10);CHAR(10))" office:value-type="string" office:string-value=":: DngNG_00_04&#10;&lt;%=window.story.render('DngNG_Tmpl')%&gt;&#10;&#10;">
            <text:p>:: DngNG_00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]+ROUNDDOWN(([.C7]/10);0)" office:value-type="float" office:value="0">
            <text:p>00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8];&quot;00&quot;);&quot;_&quot;;TEXT([.C8];&quot;00&quot;);CHAR(10);&quot;&lt;%=window.story.render('DngNG_Tmpl')%&gt;&quot;;CHAR(10);CHAR(10))" office:value-type="string" office:string-value=":: DngNG_00_05&#10;&lt;%=window.story.render('DngNG_Tmpl')%&gt;&#10;&#10;">
            <text:p>:: DngNG_00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]+ROUNDDOWN(([.C8]/10);0)" office:value-type="float" office:value="0">
            <text:p>00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9];&quot;00&quot;);&quot;_&quot;;TEXT([.C9];&quot;00&quot;);CHAR(10);&quot;&lt;%=window.story.render('DngNG_Tmpl')%&gt;&quot;;CHAR(10);CHAR(10))" office:value-type="string" office:string-value=":: DngNG_00_06&#10;&lt;%=window.story.render('DngNG_Tmpl')%&gt;&#10;&#10;">
            <text:p>:: DngNG_00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]+ROUNDDOWN(([.C9]/10);0)" office:value-type="float" office:value="0">
            <text:p>00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10];&quot;00&quot;);&quot;_&quot;;TEXT([.C10];&quot;00&quot;);CHAR(10);&quot;&lt;%=window.story.render('DngNG_Tmpl')%&gt;&quot;;CHAR(10);CHAR(10))" office:value-type="string" office:string-value=":: DngNG_00_07&#10;&lt;%=window.story.render('DngNG_Tmpl')%&gt;&#10;&#10;">
            <text:p>:: DngNG_00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]+ROUNDDOWN(([.C10]/10);0)" office:value-type="float" office:value="0">
            <text:p>00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11];&quot;00&quot;);&quot;_&quot;;TEXT([.C11];&quot;00&quot;);CHAR(10);&quot;&lt;%=window.story.render('DngNG_Tmpl')%&gt;&quot;;CHAR(10);CHAR(10))" office:value-type="string" office:string-value=":: DngNG_00_08&#10;&lt;%=window.story.render('DngNG_Tmpl')%&gt;&#10;&#10;">
            <text:p>:: DngNG_00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]+ROUNDDOWN(([.C11]/10);0)" office:value-type="float" office:value="0">
            <text:p>00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12];&quot;00&quot;);&quot;_&quot;;TEXT([.C12];&quot;00&quot;);CHAR(10);&quot;&lt;%=window.story.render('DngNG_Tmpl')%&gt;&quot;;CHAR(10);CHAR(10))" office:value-type="string" office:string-value=":: DngNG_00_09&#10;&lt;%=window.story.render('DngNG_Tmpl')%&gt;&#10;&#10;">
            <text:p>:: DngNG_00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2]+ROUNDDOWN(([.C12]/10);0)" office:value-type="float" office:value="0">
            <text:p>00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13];&quot;00&quot;);&quot;_&quot;;TEXT([.C13];&quot;00&quot;);CHAR(10);&quot;&lt;%=window.story.render('DngNG_Tmpl')%&gt;&quot;;CHAR(10);CHAR(10))" office:value-type="string" office:string-value=":: DngNG_00_10&#10;&lt;%=window.story.render('DngNG_Tmpl')%&gt;&#10;&#10;">
            <text:p>:: DngNG_00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3]+ROUNDDOWN(([.C13]/10);0)" office:value-type="float" office:value="1">
            <text:p>01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14];&quot;00&quot;);&quot;_&quot;;TEXT([.C14];&quot;00&quot;);CHAR(10);&quot;&lt;%=window.story.render('DngNG_Tmpl')%&gt;&quot;;CHAR(10);CHAR(10))" office:value-type="string" office:string-value=":: DngNG_01_00&#10;&lt;%=window.story.render('DngNG_Tmpl')%&gt;&#10;&#10;">
            <text:p>:: DngNG_01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4]+ROUNDDOWN(([.C14]/10);0)" office:value-type="float" office:value="1">
            <text:p>01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15];&quot;00&quot;);&quot;_&quot;;TEXT([.C15];&quot;00&quot;);CHAR(10);&quot;&lt;%=window.story.render('DngNG_Tmpl')%&gt;&quot;;CHAR(10);CHAR(10))" office:value-type="string" office:string-value=":: DngNG_01_01&#10;&lt;%=window.story.render('DngNG_Tmpl')%&gt;&#10;&#10;">
            <text:p>:: DngNG_01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5]+ROUNDDOWN(([.C15]/10);0)" office:value-type="float" office:value="1">
            <text:p>01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16];&quot;00&quot;);&quot;_&quot;;TEXT([.C16];&quot;00&quot;);CHAR(10);&quot;&lt;%=window.story.render('DngNG_Tmpl')%&gt;&quot;;CHAR(10);CHAR(10))" office:value-type="string" office:string-value=":: DngNG_01_02&#10;&lt;%=window.story.render('DngNG_Tmpl')%&gt;&#10;&#10;">
            <text:p>:: DngNG_01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6]+ROUNDDOWN(([.C16]/10);0)" office:value-type="float" office:value="1">
            <text:p>01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17];&quot;00&quot;);&quot;_&quot;;TEXT([.C17];&quot;00&quot;);CHAR(10);&quot;&lt;%=window.story.render('DngNG_Tmpl')%&gt;&quot;;CHAR(10);CHAR(10))" office:value-type="string" office:string-value=":: DngNG_01_03&#10;&lt;%=window.story.render('DngNG_Tmpl')%&gt;&#10;&#10;">
            <text:p>:: DngNG_01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7]+ROUNDDOWN(([.C17]/10);0)" office:value-type="float" office:value="1">
            <text:p>01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18];&quot;00&quot;);&quot;_&quot;;TEXT([.C18];&quot;00&quot;);CHAR(10);&quot;&lt;%=window.story.render('DngNG_Tmpl')%&gt;&quot;;CHAR(10);CHAR(10))" office:value-type="string" office:string-value=":: DngNG_01_04&#10;&lt;%=window.story.render('DngNG_Tmpl')%&gt;&#10;&#10;">
            <text:p>:: DngNG_01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8]+ROUNDDOWN(([.C18]/10);0)" office:value-type="float" office:value="1">
            <text:p>01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19];&quot;00&quot;);&quot;_&quot;;TEXT([.C19];&quot;00&quot;);CHAR(10);&quot;&lt;%=window.story.render('DngNG_Tmpl')%&gt;&quot;;CHAR(10);CHAR(10))" office:value-type="string" office:string-value=":: DngNG_01_05&#10;&lt;%=window.story.render('DngNG_Tmpl')%&gt;&#10;&#10;">
            <text:p>:: DngNG_01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9]+ROUNDDOWN(([.C19]/10);0)" office:value-type="float" office:value="1">
            <text:p>01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20];&quot;00&quot;);&quot;_&quot;;TEXT([.C20];&quot;00&quot;);CHAR(10);&quot;&lt;%=window.story.render('DngNG_Tmpl')%&gt;&quot;;CHAR(10);CHAR(10))" office:value-type="string" office:string-value=":: DngNG_01_06&#10;&lt;%=window.story.render('DngNG_Tmpl')%&gt;&#10;&#10;">
            <text:p>:: DngNG_01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0]+ROUNDDOWN(([.C20]/10);0)" office:value-type="float" office:value="1">
            <text:p>01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21];&quot;00&quot;);&quot;_&quot;;TEXT([.C21];&quot;00&quot;);CHAR(10);&quot;&lt;%=window.story.render('DngNG_Tmpl')%&gt;&quot;;CHAR(10);CHAR(10))" office:value-type="string" office:string-value=":: DngNG_01_07&#10;&lt;%=window.story.render('DngNG_Tmpl')%&gt;&#10;&#10;">
            <text:p>:: DngNG_01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1]+ROUNDDOWN(([.C21]/10);0)" office:value-type="float" office:value="1">
            <text:p>01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22];&quot;00&quot;);&quot;_&quot;;TEXT([.C22];&quot;00&quot;);CHAR(10);&quot;&lt;%=window.story.render('DngNG_Tmpl')%&gt;&quot;;CHAR(10);CHAR(10))" office:value-type="string" office:string-value=":: DngNG_01_08&#10;&lt;%=window.story.render('DngNG_Tmpl')%&gt;&#10;&#10;">
            <text:p>:: DngNG_01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2]+ROUNDDOWN(([.C22]/10);0)" office:value-type="float" office:value="1">
            <text:p>01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23];&quot;00&quot;);&quot;_&quot;;TEXT([.C23];&quot;00&quot;);CHAR(10);&quot;&lt;%=window.story.render('DngNG_Tmpl')%&gt;&quot;;CHAR(10);CHAR(10))" office:value-type="string" office:string-value=":: DngNG_01_09&#10;&lt;%=window.story.render('DngNG_Tmpl')%&gt;&#10;&#10;">
            <text:p>:: DngNG_01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3]+ROUNDDOWN(([.C23]/10);0)" office:value-type="float" office:value="1">
            <text:p>01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24];&quot;00&quot;);&quot;_&quot;;TEXT([.C24];&quot;00&quot;);CHAR(10);&quot;&lt;%=window.story.render('DngNG_Tmpl')%&gt;&quot;;CHAR(10);CHAR(10))" office:value-type="string" office:string-value=":: DngNG_01_10&#10;&lt;%=window.story.render('DngNG_Tmpl')%&gt;&#10;&#10;">
            <text:p>:: DngNG_01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4]+ROUNDDOWN(([.C24]/10);0)" office:value-type="float" office:value="2">
            <text:p>02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25];&quot;00&quot;);&quot;_&quot;;TEXT([.C25];&quot;00&quot;);CHAR(10);&quot;&lt;%=window.story.render('DngNG_Tmpl')%&gt;&quot;;CHAR(10);CHAR(10))" office:value-type="string" office:string-value=":: DngNG_02_00&#10;&lt;%=window.story.render('DngNG_Tmpl')%&gt;&#10;&#10;">
            <text:p>:: DngNG_02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5]+ROUNDDOWN(([.C25]/10);0)" office:value-type="float" office:value="2">
            <text:p>02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26];&quot;00&quot;);&quot;_&quot;;TEXT([.C26];&quot;00&quot;);CHAR(10);&quot;&lt;%=window.story.render('DngNG_Tmpl')%&gt;&quot;;CHAR(10);CHAR(10))" office:value-type="string" office:string-value=":: DngNG_02_01&#10;&lt;%=window.story.render('DngNG_Tmpl')%&gt;&#10;&#10;">
            <text:p>:: DngNG_02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6]+ROUNDDOWN(([.C26]/10);0)" office:value-type="float" office:value="2">
            <text:p>02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27];&quot;00&quot;);&quot;_&quot;;TEXT([.C27];&quot;00&quot;);CHAR(10);&quot;&lt;%=window.story.render('DngNG_Tmpl')%&gt;&quot;;CHAR(10);CHAR(10))" office:value-type="string" office:string-value=":: DngNG_02_02&#10;&lt;%=window.story.render('DngNG_Tmpl')%&gt;&#10;&#10;">
            <text:p>:: DngNG_02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7]+ROUNDDOWN(([.C27]/10);0)" office:value-type="float" office:value="2">
            <text:p>02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28];&quot;00&quot;);&quot;_&quot;;TEXT([.C28];&quot;00&quot;);CHAR(10);&quot;&lt;%=window.story.render('DngNG_Tmpl')%&gt;&quot;;CHAR(10);CHAR(10))" office:value-type="string" office:string-value=":: DngNG_02_03&#10;&lt;%=window.story.render('DngNG_Tmpl')%&gt;&#10;&#10;">
            <text:p>:: DngNG_02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8]+ROUNDDOWN(([.C28]/10);0)" office:value-type="float" office:value="2">
            <text:p>02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29];&quot;00&quot;);&quot;_&quot;;TEXT([.C29];&quot;00&quot;);CHAR(10);&quot;&lt;%=window.story.render('DngNG_Tmpl')%&gt;&quot;;CHAR(10);CHAR(10))" office:value-type="string" office:string-value=":: DngNG_02_04&#10;&lt;%=window.story.render('DngNG_Tmpl')%&gt;&#10;&#10;">
            <text:p>:: DngNG_02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29]+ROUNDDOWN(([.C29]/10);0)" office:value-type="float" office:value="2">
            <text:p>02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30];&quot;00&quot;);&quot;_&quot;;TEXT([.C30];&quot;00&quot;);CHAR(10);&quot;&lt;%=window.story.render('DngNG_Tmpl')%&gt;&quot;;CHAR(10);CHAR(10))" office:value-type="string" office:string-value=":: DngNG_02_05&#10;&lt;%=window.story.render('DngNG_Tmpl')%&gt;&#10;&#10;">
            <text:p>:: DngNG_02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0]+ROUNDDOWN(([.C30]/10);0)" office:value-type="float" office:value="2">
            <text:p>02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31];&quot;00&quot;);&quot;_&quot;;TEXT([.C31];&quot;00&quot;);CHAR(10);&quot;&lt;%=window.story.render('DngNG_Tmpl')%&gt;&quot;;CHAR(10);CHAR(10))" office:value-type="string" office:string-value=":: DngNG_02_06&#10;&lt;%=window.story.render('DngNG_Tmpl')%&gt;&#10;&#10;">
            <text:p>:: DngNG_02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1]+ROUNDDOWN(([.C31]/10);0)" office:value-type="float" office:value="2">
            <text:p>02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32];&quot;00&quot;);&quot;_&quot;;TEXT([.C32];&quot;00&quot;);CHAR(10);&quot;&lt;%=window.story.render('DngNG_Tmpl')%&gt;&quot;;CHAR(10);CHAR(10))" office:value-type="string" office:string-value=":: DngNG_02_07&#10;&lt;%=window.story.render('DngNG_Tmpl')%&gt;&#10;&#10;">
            <text:p>:: DngNG_02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2]+ROUNDDOWN(([.C32]/10);0)" office:value-type="float" office:value="2">
            <text:p>02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33];&quot;00&quot;);&quot;_&quot;;TEXT([.C33];&quot;00&quot;);CHAR(10);&quot;&lt;%=window.story.render('DngNG_Tmpl')%&gt;&quot;;CHAR(10);CHAR(10))" office:value-type="string" office:string-value=":: DngNG_02_08&#10;&lt;%=window.story.render('DngNG_Tmpl')%&gt;&#10;&#10;">
            <text:p>:: DngNG_02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3]+ROUNDDOWN(([.C33]/10);0)" office:value-type="float" office:value="2">
            <text:p>02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34];&quot;00&quot;);&quot;_&quot;;TEXT([.C34];&quot;00&quot;);CHAR(10);&quot;&lt;%=window.story.render('DngNG_Tmpl')%&gt;&quot;;CHAR(10);CHAR(10))" office:value-type="string" office:string-value=":: DngNG_02_09&#10;&lt;%=window.story.render('DngNG_Tmpl')%&gt;&#10;&#10;">
            <text:p>:: DngNG_02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4]+ROUNDDOWN(([.C34]/10);0)" office:value-type="float" office:value="2">
            <text:p>02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35];&quot;00&quot;);&quot;_&quot;;TEXT([.C35];&quot;00&quot;);CHAR(10);&quot;&lt;%=window.story.render('DngNG_Tmpl')%&gt;&quot;;CHAR(10);CHAR(10))" office:value-type="string" office:string-value=":: DngNG_02_10&#10;&lt;%=window.story.render('DngNG_Tmpl')%&gt;&#10;&#10;">
            <text:p>:: DngNG_02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5]+ROUNDDOWN(([.C35]/10);0)" office:value-type="float" office:value="3">
            <text:p>03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36];&quot;00&quot;);&quot;_&quot;;TEXT([.C36];&quot;00&quot;);CHAR(10);&quot;&lt;%=window.story.render('DngNG_Tmpl')%&gt;&quot;;CHAR(10);CHAR(10))" office:value-type="string" office:string-value=":: DngNG_03_00&#10;&lt;%=window.story.render('DngNG_Tmpl')%&gt;&#10;&#10;">
            <text:p>:: DngNG_03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6]+ROUNDDOWN(([.C36]/10);0)" office:value-type="float" office:value="3">
            <text:p>03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37];&quot;00&quot;);&quot;_&quot;;TEXT([.C37];&quot;00&quot;);CHAR(10);&quot;&lt;%=window.story.render('DngNG_Tmpl')%&gt;&quot;;CHAR(10);CHAR(10))" office:value-type="string" office:string-value=":: DngNG_03_01&#10;&lt;%=window.story.render('DngNG_Tmpl')%&gt;&#10;&#10;">
            <text:p>:: DngNG_03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7]+ROUNDDOWN(([.C37]/10);0)" office:value-type="float" office:value="3">
            <text:p>03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38];&quot;00&quot;);&quot;_&quot;;TEXT([.C38];&quot;00&quot;);CHAR(10);&quot;&lt;%=window.story.render('DngNG_Tmpl')%&gt;&quot;;CHAR(10);CHAR(10))" office:value-type="string" office:string-value=":: DngNG_03_02&#10;&lt;%=window.story.render('DngNG_Tmpl')%&gt;&#10;&#10;">
            <text:p>:: DngNG_03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8]+ROUNDDOWN(([.C38]/10);0)" office:value-type="float" office:value="3">
            <text:p>03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39];&quot;00&quot;);&quot;_&quot;;TEXT([.C39];&quot;00&quot;);CHAR(10);&quot;&lt;%=window.story.render('DngNG_Tmpl')%&gt;&quot;;CHAR(10);CHAR(10))" office:value-type="string" office:string-value=":: DngNG_03_03&#10;&lt;%=window.story.render('DngNG_Tmpl')%&gt;&#10;&#10;">
            <text:p>:: DngNG_03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39]+ROUNDDOWN(([.C39]/10);0)" office:value-type="float" office:value="3">
            <text:p>03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40];&quot;00&quot;);&quot;_&quot;;TEXT([.C40];&quot;00&quot;);CHAR(10);&quot;&lt;%=window.story.render('DngNG_Tmpl')%&gt;&quot;;CHAR(10);CHAR(10))" office:value-type="string" office:string-value=":: DngNG_03_04&#10;&lt;%=window.story.render('DngNG_Tmpl')%&gt;&#10;&#10;">
            <text:p>:: DngNG_03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0]+ROUNDDOWN(([.C40]/10);0)" office:value-type="float" office:value="3">
            <text:p>03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41];&quot;00&quot;);&quot;_&quot;;TEXT([.C41];&quot;00&quot;);CHAR(10);&quot;&lt;%=window.story.render('DngNG_Tmpl')%&gt;&quot;;CHAR(10);CHAR(10))" office:value-type="string" office:string-value=":: DngNG_03_05&#10;&lt;%=window.story.render('DngNG_Tmpl')%&gt;&#10;&#10;">
            <text:p>:: DngNG_03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1]+ROUNDDOWN(([.C41]/10);0)" office:value-type="float" office:value="3">
            <text:p>03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42];&quot;00&quot;);&quot;_&quot;;TEXT([.C42];&quot;00&quot;);CHAR(10);&quot;&lt;%=window.story.render('DngNG_Tmpl')%&gt;&quot;;CHAR(10);CHAR(10))" office:value-type="string" office:string-value=":: DngNG_03_06&#10;&lt;%=window.story.render('DngNG_Tmpl')%&gt;&#10;&#10;">
            <text:p>:: DngNG_03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2]+ROUNDDOWN(([.C42]/10);0)" office:value-type="float" office:value="3">
            <text:p>03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43];&quot;00&quot;);&quot;_&quot;;TEXT([.C43];&quot;00&quot;);CHAR(10);&quot;&lt;%=window.story.render('DngNG_Tmpl')%&gt;&quot;;CHAR(10);CHAR(10))" office:value-type="string" office:string-value=":: DngNG_03_07&#10;&lt;%=window.story.render('DngNG_Tmpl')%&gt;&#10;&#10;">
            <text:p>:: DngNG_03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3]+ROUNDDOWN(([.C43]/10);0)" office:value-type="float" office:value="3">
            <text:p>03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44];&quot;00&quot;);&quot;_&quot;;TEXT([.C44];&quot;00&quot;);CHAR(10);&quot;&lt;%=window.story.render('DngNG_Tmpl')%&gt;&quot;;CHAR(10);CHAR(10))" office:value-type="string" office:string-value=":: DngNG_03_08&#10;&lt;%=window.story.render('DngNG_Tmpl')%&gt;&#10;&#10;">
            <text:p>:: DngNG_03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4]+ROUNDDOWN(([.C44]/10);0)" office:value-type="float" office:value="3">
            <text:p>03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45];&quot;00&quot;);&quot;_&quot;;TEXT([.C45];&quot;00&quot;);CHAR(10);&quot;&lt;%=window.story.render('DngNG_Tmpl')%&gt;&quot;;CHAR(10);CHAR(10))" office:value-type="string" office:string-value=":: DngNG_03_09&#10;&lt;%=window.story.render('DngNG_Tmpl')%&gt;&#10;&#10;">
            <text:p>:: DngNG_03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5]+ROUNDDOWN(([.C45]/10);0)" office:value-type="float" office:value="3">
            <text:p>03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46];&quot;00&quot;);&quot;_&quot;;TEXT([.C46];&quot;00&quot;);CHAR(10);&quot;&lt;%=window.story.render('DngNG_Tmpl')%&gt;&quot;;CHAR(10);CHAR(10))" office:value-type="string" office:string-value=":: DngNG_03_10&#10;&lt;%=window.story.render('DngNG_Tmpl')%&gt;&#10;&#10;">
            <text:p>:: DngNG_03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6]+ROUNDDOWN(([.C46]/10);0)" office:value-type="float" office:value="4">
            <text:p>04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47];&quot;00&quot;);&quot;_&quot;;TEXT([.C47];&quot;00&quot;);CHAR(10);&quot;&lt;%=window.story.render('DngNG_Tmpl')%&gt;&quot;;CHAR(10);CHAR(10))" office:value-type="string" office:string-value=":: DngNG_04_00&#10;&lt;%=window.story.render('DngNG_Tmpl')%&gt;&#10;&#10;">
            <text:p>:: DngNG_04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7]+ROUNDDOWN(([.C47]/10);0)" office:value-type="float" office:value="4">
            <text:p>04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48];&quot;00&quot;);&quot;_&quot;;TEXT([.C48];&quot;00&quot;);CHAR(10);&quot;&lt;%=window.story.render('DngNG_Tmpl')%&gt;&quot;;CHAR(10);CHAR(10))" office:value-type="string" office:string-value=":: DngNG_04_01&#10;&lt;%=window.story.render('DngNG_Tmpl')%&gt;&#10;&#10;">
            <text:p>:: DngNG_04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8]+ROUNDDOWN(([.C48]/10);0)" office:value-type="float" office:value="4">
            <text:p>04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49];&quot;00&quot;);&quot;_&quot;;TEXT([.C49];&quot;00&quot;);CHAR(10);&quot;&lt;%=window.story.render('DngNG_Tmpl')%&gt;&quot;;CHAR(10);CHAR(10))" office:value-type="string" office:string-value=":: DngNG_04_02&#10;&lt;%=window.story.render('DngNG_Tmpl')%&gt;&#10;&#10;">
            <text:p>:: DngNG_04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49]+ROUNDDOWN(([.C49]/10);0)" office:value-type="float" office:value="4">
            <text:p>04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50];&quot;00&quot;);&quot;_&quot;;TEXT([.C50];&quot;00&quot;);CHAR(10);&quot;&lt;%=window.story.render('DngNG_Tmpl')%&gt;&quot;;CHAR(10);CHAR(10))" office:value-type="string" office:string-value=":: DngNG_04_03&#10;&lt;%=window.story.render('DngNG_Tmpl')%&gt;&#10;&#10;">
            <text:p>:: DngNG_04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0]+ROUNDDOWN(([.C50]/10);0)" office:value-type="float" office:value="4">
            <text:p>04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51];&quot;00&quot;);&quot;_&quot;;TEXT([.C51];&quot;00&quot;);CHAR(10);&quot;&lt;%=window.story.render('DngNG_Tmpl')%&gt;&quot;;CHAR(10);CHAR(10))" office:value-type="string" office:string-value=":: DngNG_04_04&#10;&lt;%=window.story.render('DngNG_Tmpl')%&gt;&#10;&#10;">
            <text:p>:: DngNG_04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1]+ROUNDDOWN(([.C51]/10);0)" office:value-type="float" office:value="4">
            <text:p>04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52];&quot;00&quot;);&quot;_&quot;;TEXT([.C52];&quot;00&quot;);CHAR(10);&quot;&lt;%=window.story.render('DngNG_Tmpl')%&gt;&quot;;CHAR(10);CHAR(10))" office:value-type="string" office:string-value=":: DngNG_04_05&#10;&lt;%=window.story.render('DngNG_Tmpl')%&gt;&#10;&#10;">
            <text:p>:: DngNG_04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2]+ROUNDDOWN(([.C52]/10);0)" office:value-type="float" office:value="4">
            <text:p>04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53];&quot;00&quot;);&quot;_&quot;;TEXT([.C53];&quot;00&quot;);CHAR(10);&quot;&lt;%=window.story.render('DngNG_Tmpl')%&gt;&quot;;CHAR(10);CHAR(10))" office:value-type="string" office:string-value=":: DngNG_04_06&#10;&lt;%=window.story.render('DngNG_Tmpl')%&gt;&#10;&#10;">
            <text:p>:: DngNG_04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3]+ROUNDDOWN(([.C53]/10);0)" office:value-type="float" office:value="4">
            <text:p>04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54];&quot;00&quot;);&quot;_&quot;;TEXT([.C54];&quot;00&quot;);CHAR(10);&quot;&lt;%=window.story.render('DngNG_Tmpl')%&gt;&quot;;CHAR(10);CHAR(10))" office:value-type="string" office:string-value=":: DngNG_04_07&#10;&lt;%=window.story.render('DngNG_Tmpl')%&gt;&#10;&#10;">
            <text:p>:: DngNG_04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4]+ROUNDDOWN(([.C54]/10);0)" office:value-type="float" office:value="4">
            <text:p>04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55];&quot;00&quot;);&quot;_&quot;;TEXT([.C55];&quot;00&quot;);CHAR(10);&quot;&lt;%=window.story.render('DngNG_Tmpl')%&gt;&quot;;CHAR(10);CHAR(10))" office:value-type="string" office:string-value=":: DngNG_04_08&#10;&lt;%=window.story.render('DngNG_Tmpl')%&gt;&#10;&#10;">
            <text:p>:: DngNG_04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5]+ROUNDDOWN(([.C55]/10);0)" office:value-type="float" office:value="4">
            <text:p>04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56];&quot;00&quot;);&quot;_&quot;;TEXT([.C56];&quot;00&quot;);CHAR(10);&quot;&lt;%=window.story.render('DngNG_Tmpl')%&gt;&quot;;CHAR(10);CHAR(10))" office:value-type="string" office:string-value=":: DngNG_04_09&#10;&lt;%=window.story.render('DngNG_Tmpl')%&gt;&#10;&#10;">
            <text:p>:: DngNG_04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6]+ROUNDDOWN(([.C56]/10);0)" office:value-type="float" office:value="4">
            <text:p>04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57];&quot;00&quot;);&quot;_&quot;;TEXT([.C57];&quot;00&quot;);CHAR(10);&quot;&lt;%=window.story.render('DngNG_Tmpl')%&gt;&quot;;CHAR(10);CHAR(10))" office:value-type="string" office:string-value=":: DngNG_04_10&#10;&lt;%=window.story.render('DngNG_Tmpl')%&gt;&#10;&#10;">
            <text:p>:: DngNG_04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7]+ROUNDDOWN(([.C57]/10);0)" office:value-type="float" office:value="5">
            <text:p>05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58];&quot;00&quot;);&quot;_&quot;;TEXT([.C58];&quot;00&quot;);CHAR(10);&quot;&lt;%=window.story.render('DngNG_Tmpl')%&gt;&quot;;CHAR(10);CHAR(10))" office:value-type="string" office:string-value=":: DngNG_05_00&#10;&lt;%=window.story.render('DngNG_Tmpl')%&gt;&#10;&#10;">
            <text:p>:: DngNG_05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8]+ROUNDDOWN(([.C58]/10);0)" office:value-type="float" office:value="5">
            <text:p>05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59];&quot;00&quot;);&quot;_&quot;;TEXT([.C59];&quot;00&quot;);CHAR(10);&quot;&lt;%=window.story.render('DngNG_Tmpl')%&gt;&quot;;CHAR(10);CHAR(10))" office:value-type="string" office:string-value=":: DngNG_05_01&#10;&lt;%=window.story.render('DngNG_Tmpl')%&gt;&#10;&#10;">
            <text:p>:: DngNG_05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59]+ROUNDDOWN(([.C59]/10);0)" office:value-type="float" office:value="5">
            <text:p>05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60];&quot;00&quot;);&quot;_&quot;;TEXT([.C60];&quot;00&quot;);CHAR(10);&quot;&lt;%=window.story.render('DngNG_Tmpl')%&gt;&quot;;CHAR(10);CHAR(10))" office:value-type="string" office:string-value=":: DngNG_05_02&#10;&lt;%=window.story.render('DngNG_Tmpl')%&gt;&#10;&#10;">
            <text:p>:: DngNG_05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0]+ROUNDDOWN(([.C60]/10);0)" office:value-type="float" office:value="5">
            <text:p>05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61];&quot;00&quot;);&quot;_&quot;;TEXT([.C61];&quot;00&quot;);CHAR(10);&quot;&lt;%=window.story.render('DngNG_Tmpl')%&gt;&quot;;CHAR(10);CHAR(10))" office:value-type="string" office:string-value=":: DngNG_05_03&#10;&lt;%=window.story.render('DngNG_Tmpl')%&gt;&#10;&#10;">
            <text:p>:: DngNG_05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1]+ROUNDDOWN(([.C61]/10);0)" office:value-type="float" office:value="5">
            <text:p>05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62];&quot;00&quot;);&quot;_&quot;;TEXT([.C62];&quot;00&quot;);CHAR(10);&quot;&lt;%=window.story.render('DngNG_Tmpl')%&gt;&quot;;CHAR(10);CHAR(10))" office:value-type="string" office:string-value=":: DngNG_05_04&#10;&lt;%=window.story.render('DngNG_Tmpl')%&gt;&#10;&#10;">
            <text:p>:: DngNG_05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2]+ROUNDDOWN(([.C62]/10);0)" office:value-type="float" office:value="5">
            <text:p>05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63];&quot;00&quot;);&quot;_&quot;;TEXT([.C63];&quot;00&quot;);CHAR(10);&quot;&lt;%=window.story.render('DngNG_Tmpl')%&gt;&quot;;CHAR(10);CHAR(10))" office:value-type="string" office:string-value=":: DngNG_05_05&#10;&lt;%=window.story.render('DngNG_Tmpl')%&gt;&#10;&#10;">
            <text:p>:: DngNG_05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3]+ROUNDDOWN(([.C63]/10);0)" office:value-type="float" office:value="5">
            <text:p>05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64];&quot;00&quot;);&quot;_&quot;;TEXT([.C64];&quot;00&quot;);CHAR(10);&quot;&lt;%=window.story.render('DngNG_Tmpl')%&gt;&quot;;CHAR(10);CHAR(10))" office:value-type="string" office:string-value=":: DngNG_05_06&#10;&lt;%=window.story.render('DngNG_Tmpl')%&gt;&#10;&#10;">
            <text:p>:: DngNG_05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4]+ROUNDDOWN(([.C64]/10);0)" office:value-type="float" office:value="5">
            <text:p>05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65];&quot;00&quot;);&quot;_&quot;;TEXT([.C65];&quot;00&quot;);CHAR(10);&quot;&lt;%=window.story.render('DngNG_Tmpl')%&gt;&quot;;CHAR(10);CHAR(10))" office:value-type="string" office:string-value=":: DngNG_05_07&#10;&lt;%=window.story.render('DngNG_Tmpl')%&gt;&#10;&#10;">
            <text:p>:: DngNG_05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5]+ROUNDDOWN(([.C65]/10);0)" office:value-type="float" office:value="5">
            <text:p>05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66];&quot;00&quot;);&quot;_&quot;;TEXT([.C66];&quot;00&quot;);CHAR(10);&quot;&lt;%=window.story.render('DngNG_Tmpl')%&gt;&quot;;CHAR(10);CHAR(10))" office:value-type="string" office:string-value=":: DngNG_05_08&#10;&lt;%=window.story.render('DngNG_Tmpl')%&gt;&#10;&#10;">
            <text:p>:: DngNG_05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6]+ROUNDDOWN(([.C66]/10);0)" office:value-type="float" office:value="5">
            <text:p>05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67];&quot;00&quot;);&quot;_&quot;;TEXT([.C67];&quot;00&quot;);CHAR(10);&quot;&lt;%=window.story.render('DngNG_Tmpl')%&gt;&quot;;CHAR(10);CHAR(10))" office:value-type="string" office:string-value=":: DngNG_05_09&#10;&lt;%=window.story.render('DngNG_Tmpl')%&gt;&#10;&#10;">
            <text:p>:: DngNG_05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7]+ROUNDDOWN(([.C67]/10);0)" office:value-type="float" office:value="5">
            <text:p>05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68];&quot;00&quot;);&quot;_&quot;;TEXT([.C68];&quot;00&quot;);CHAR(10);&quot;&lt;%=window.story.render('DngNG_Tmpl')%&gt;&quot;;CHAR(10);CHAR(10))" office:value-type="string" office:string-value=":: DngNG_05_10&#10;&lt;%=window.story.render('DngNG_Tmpl')%&gt;&#10;&#10;">
            <text:p>:: DngNG_05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8]+ROUNDDOWN(([.C68]/10);0)" office:value-type="float" office:value="6">
            <text:p>06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69];&quot;00&quot;);&quot;_&quot;;TEXT([.C69];&quot;00&quot;);CHAR(10);&quot;&lt;%=window.story.render('DngNG_Tmpl')%&gt;&quot;;CHAR(10);CHAR(10))" office:value-type="string" office:string-value=":: DngNG_06_00&#10;&lt;%=window.story.render('DngNG_Tmpl')%&gt;&#10;&#10;">
            <text:p>:: DngNG_06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69]+ROUNDDOWN(([.C69]/10);0)" office:value-type="float" office:value="6">
            <text:p>06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70];&quot;00&quot;);&quot;_&quot;;TEXT([.C70];&quot;00&quot;);CHAR(10);&quot;&lt;%=window.story.render('DngNG_Tmpl')%&gt;&quot;;CHAR(10);CHAR(10))" office:value-type="string" office:string-value=":: DngNG_06_01&#10;&lt;%=window.story.render('DngNG_Tmpl')%&gt;&#10;&#10;">
            <text:p>:: DngNG_06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0]+ROUNDDOWN(([.C70]/10);0)" office:value-type="float" office:value="6">
            <text:p>06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71];&quot;00&quot;);&quot;_&quot;;TEXT([.C71];&quot;00&quot;);CHAR(10);&quot;&lt;%=window.story.render('DngNG_Tmpl')%&gt;&quot;;CHAR(10);CHAR(10))" office:value-type="string" office:string-value=":: DngNG_06_02&#10;&lt;%=window.story.render('DngNG_Tmpl')%&gt;&#10;&#10;">
            <text:p>:: DngNG_06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1]+ROUNDDOWN(([.C71]/10);0)" office:value-type="float" office:value="6">
            <text:p>06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72];&quot;00&quot;);&quot;_&quot;;TEXT([.C72];&quot;00&quot;);CHAR(10);&quot;&lt;%=window.story.render('DngNG_Tmpl')%&gt;&quot;;CHAR(10);CHAR(10))" office:value-type="string" office:string-value=":: DngNG_06_03&#10;&lt;%=window.story.render('DngNG_Tmpl')%&gt;&#10;&#10;">
            <text:p>:: DngNG_06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2]+ROUNDDOWN(([.C72]/10);0)" office:value-type="float" office:value="6">
            <text:p>06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73];&quot;00&quot;);&quot;_&quot;;TEXT([.C73];&quot;00&quot;);CHAR(10);&quot;&lt;%=window.story.render('DngNG_Tmpl')%&gt;&quot;;CHAR(10);CHAR(10))" office:value-type="string" office:string-value=":: DngNG_06_04&#10;&lt;%=window.story.render('DngNG_Tmpl')%&gt;&#10;&#10;">
            <text:p>:: DngNG_06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3]+ROUNDDOWN(([.C73]/10);0)" office:value-type="float" office:value="6">
            <text:p>06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74];&quot;00&quot;);&quot;_&quot;;TEXT([.C74];&quot;00&quot;);CHAR(10);&quot;&lt;%=window.story.render('DngNG_Tmpl')%&gt;&quot;;CHAR(10);CHAR(10))" office:value-type="string" office:string-value=":: DngNG_06_05&#10;&lt;%=window.story.render('DngNG_Tmpl')%&gt;&#10;&#10;">
            <text:p>:: DngNG_06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4]+ROUNDDOWN(([.C74]/10);0)" office:value-type="float" office:value="6">
            <text:p>06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75];&quot;00&quot;);&quot;_&quot;;TEXT([.C75];&quot;00&quot;);CHAR(10);&quot;&lt;%=window.story.render('DngNG_Tmpl')%&gt;&quot;;CHAR(10);CHAR(10))" office:value-type="string" office:string-value=":: DngNG_06_06&#10;&lt;%=window.story.render('DngNG_Tmpl')%&gt;&#10;&#10;">
            <text:p>:: DngNG_06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5]+ROUNDDOWN(([.C75]/10);0)" office:value-type="float" office:value="6">
            <text:p>06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76];&quot;00&quot;);&quot;_&quot;;TEXT([.C76];&quot;00&quot;);CHAR(10);&quot;&lt;%=window.story.render('DngNG_Tmpl')%&gt;&quot;;CHAR(10);CHAR(10))" office:value-type="string" office:string-value=":: DngNG_06_07&#10;&lt;%=window.story.render('DngNG_Tmpl')%&gt;&#10;&#10;">
            <text:p>:: DngNG_06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6]+ROUNDDOWN(([.C76]/10);0)" office:value-type="float" office:value="6">
            <text:p>06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77];&quot;00&quot;);&quot;_&quot;;TEXT([.C77];&quot;00&quot;);CHAR(10);&quot;&lt;%=window.story.render('DngNG_Tmpl')%&gt;&quot;;CHAR(10);CHAR(10))" office:value-type="string" office:string-value=":: DngNG_06_08&#10;&lt;%=window.story.render('DngNG_Tmpl')%&gt;&#10;&#10;">
            <text:p>:: DngNG_06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7]+ROUNDDOWN(([.C77]/10);0)" office:value-type="float" office:value="6">
            <text:p>06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78];&quot;00&quot;);&quot;_&quot;;TEXT([.C78];&quot;00&quot;);CHAR(10);&quot;&lt;%=window.story.render('DngNG_Tmpl')%&gt;&quot;;CHAR(10);CHAR(10))" office:value-type="string" office:string-value=":: DngNG_06_09&#10;&lt;%=window.story.render('DngNG_Tmpl')%&gt;&#10;&#10;">
            <text:p>:: DngNG_06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8]+ROUNDDOWN(([.C78]/10);0)" office:value-type="float" office:value="6">
            <text:p>06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79];&quot;00&quot;);&quot;_&quot;;TEXT([.C79];&quot;00&quot;);CHAR(10);&quot;&lt;%=window.story.render('DngNG_Tmpl')%&gt;&quot;;CHAR(10);CHAR(10))" office:value-type="string" office:string-value=":: DngNG_06_10&#10;&lt;%=window.story.render('DngNG_Tmpl')%&gt;&#10;&#10;">
            <text:p>:: DngNG_06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79]+ROUNDDOWN(([.C79]/10);0)" office:value-type="float" office:value="7">
            <text:p>07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80];&quot;00&quot;);&quot;_&quot;;TEXT([.C80];&quot;00&quot;);CHAR(10);&quot;&lt;%=window.story.render('DngNG_Tmpl')%&gt;&quot;;CHAR(10);CHAR(10))" office:value-type="string" office:string-value=":: DngNG_07_00&#10;&lt;%=window.story.render('DngNG_Tmpl')%&gt;&#10;&#10;">
            <text:p>:: DngNG_07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0]+ROUNDDOWN(([.C80]/10);0)" office:value-type="float" office:value="7">
            <text:p>07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81];&quot;00&quot;);&quot;_&quot;;TEXT([.C81];&quot;00&quot;);CHAR(10);&quot;&lt;%=window.story.render('DngNG_Tmpl')%&gt;&quot;;CHAR(10);CHAR(10))" office:value-type="string" office:string-value=":: DngNG_07_01&#10;&lt;%=window.story.render('DngNG_Tmpl')%&gt;&#10;&#10;">
            <text:p>:: DngNG_07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1]+ROUNDDOWN(([.C81]/10);0)" office:value-type="float" office:value="7">
            <text:p>07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82];&quot;00&quot;);&quot;_&quot;;TEXT([.C82];&quot;00&quot;);CHAR(10);&quot;&lt;%=window.story.render('DngNG_Tmpl')%&gt;&quot;;CHAR(10);CHAR(10))" office:value-type="string" office:string-value=":: DngNG_07_02&#10;&lt;%=window.story.render('DngNG_Tmpl')%&gt;&#10;&#10;">
            <text:p>:: DngNG_07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2]+ROUNDDOWN(([.C82]/10);0)" office:value-type="float" office:value="7">
            <text:p>07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83];&quot;00&quot;);&quot;_&quot;;TEXT([.C83];&quot;00&quot;);CHAR(10);&quot;&lt;%=window.story.render('DngNG_Tmpl')%&gt;&quot;;CHAR(10);CHAR(10))" office:value-type="string" office:string-value=":: DngNG_07_03&#10;&lt;%=window.story.render('DngNG_Tmpl')%&gt;&#10;&#10;">
            <text:p>:: DngNG_07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3]+ROUNDDOWN(([.C83]/10);0)" office:value-type="float" office:value="7">
            <text:p>07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84];&quot;00&quot;);&quot;_&quot;;TEXT([.C84];&quot;00&quot;);CHAR(10);&quot;&lt;%=window.story.render('DngNG_Tmpl')%&gt;&quot;;CHAR(10);CHAR(10))" office:value-type="string" office:string-value=":: DngNG_07_04&#10;&lt;%=window.story.render('DngNG_Tmpl')%&gt;&#10;&#10;">
            <text:p>:: DngNG_07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4]+ROUNDDOWN(([.C84]/10);0)" office:value-type="float" office:value="7">
            <text:p>07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85];&quot;00&quot;);&quot;_&quot;;TEXT([.C85];&quot;00&quot;);CHAR(10);&quot;&lt;%=window.story.render('DngNG_Tmpl')%&gt;&quot;;CHAR(10);CHAR(10))" office:value-type="string" office:string-value=":: DngNG_07_05&#10;&lt;%=window.story.render('DngNG_Tmpl')%&gt;&#10;&#10;">
            <text:p>:: DngNG_07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5]+ROUNDDOWN(([.C85]/10);0)" office:value-type="float" office:value="7">
            <text:p>07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86];&quot;00&quot;);&quot;_&quot;;TEXT([.C86];&quot;00&quot;);CHAR(10);&quot;&lt;%=window.story.render('DngNG_Tmpl')%&gt;&quot;;CHAR(10);CHAR(10))" office:value-type="string" office:string-value=":: DngNG_07_06&#10;&lt;%=window.story.render('DngNG_Tmpl')%&gt;&#10;&#10;">
            <text:p>:: DngNG_07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6]+ROUNDDOWN(([.C86]/10);0)" office:value-type="float" office:value="7">
            <text:p>07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87];&quot;00&quot;);&quot;_&quot;;TEXT([.C87];&quot;00&quot;);CHAR(10);&quot;&lt;%=window.story.render('DngNG_Tmpl')%&gt;&quot;;CHAR(10);CHAR(10))" office:value-type="string" office:string-value=":: DngNG_07_07&#10;&lt;%=window.story.render('DngNG_Tmpl')%&gt;&#10;&#10;">
            <text:p>:: DngNG_07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7]+ROUNDDOWN(([.C87]/10);0)" office:value-type="float" office:value="7">
            <text:p>07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88];&quot;00&quot;);&quot;_&quot;;TEXT([.C88];&quot;00&quot;);CHAR(10);&quot;&lt;%=window.story.render('DngNG_Tmpl')%&gt;&quot;;CHAR(10);CHAR(10))" office:value-type="string" office:string-value=":: DngNG_07_08&#10;&lt;%=window.story.render('DngNG_Tmpl')%&gt;&#10;&#10;">
            <text:p>:: DngNG_07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8]+ROUNDDOWN(([.C88]/10);0)" office:value-type="float" office:value="7">
            <text:p>07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89];&quot;00&quot;);&quot;_&quot;;TEXT([.C89];&quot;00&quot;);CHAR(10);&quot;&lt;%=window.story.render('DngNG_Tmpl')%&gt;&quot;;CHAR(10);CHAR(10))" office:value-type="string" office:string-value=":: DngNG_07_09&#10;&lt;%=window.story.render('DngNG_Tmpl')%&gt;&#10;&#10;">
            <text:p>:: DngNG_07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89]+ROUNDDOWN(([.C89]/10);0)" office:value-type="float" office:value="7">
            <text:p>07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90];&quot;00&quot;);&quot;_&quot;;TEXT([.C90];&quot;00&quot;);CHAR(10);&quot;&lt;%=window.story.render('DngNG_Tmpl')%&gt;&quot;;CHAR(10);CHAR(10))" office:value-type="string" office:string-value=":: DngNG_07_10&#10;&lt;%=window.story.render('DngNG_Tmpl')%&gt;&#10;&#10;">
            <text:p>:: DngNG_07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0]+ROUNDDOWN(([.C90]/10);0)" office:value-type="float" office:value="8">
            <text:p>08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91];&quot;00&quot;);&quot;_&quot;;TEXT([.C91];&quot;00&quot;);CHAR(10);&quot;&lt;%=window.story.render('DngNG_Tmpl')%&gt;&quot;;CHAR(10);CHAR(10))" office:value-type="string" office:string-value=":: DngNG_08_00&#10;&lt;%=window.story.render('DngNG_Tmpl')%&gt;&#10;&#10;">
            <text:p>:: DngNG_08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1]+ROUNDDOWN(([.C91]/10);0)" office:value-type="float" office:value="8">
            <text:p>08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92];&quot;00&quot;);&quot;_&quot;;TEXT([.C92];&quot;00&quot;);CHAR(10);&quot;&lt;%=window.story.render('DngNG_Tmpl')%&gt;&quot;;CHAR(10);CHAR(10))" office:value-type="string" office:string-value=":: DngNG_08_01&#10;&lt;%=window.story.render('DngNG_Tmpl')%&gt;&#10;&#10;">
            <text:p>:: DngNG_08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2]+ROUNDDOWN(([.C92]/10);0)" office:value-type="float" office:value="8">
            <text:p>08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93];&quot;00&quot;);&quot;_&quot;;TEXT([.C93];&quot;00&quot;);CHAR(10);&quot;&lt;%=window.story.render('DngNG_Tmpl')%&gt;&quot;;CHAR(10);CHAR(10))" office:value-type="string" office:string-value=":: DngNG_08_02&#10;&lt;%=window.story.render('DngNG_Tmpl')%&gt;&#10;&#10;">
            <text:p>:: DngNG_08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3]+ROUNDDOWN(([.C93]/10);0)" office:value-type="float" office:value="8">
            <text:p>08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94];&quot;00&quot;);&quot;_&quot;;TEXT([.C94];&quot;00&quot;);CHAR(10);&quot;&lt;%=window.story.render('DngNG_Tmpl')%&gt;&quot;;CHAR(10);CHAR(10))" office:value-type="string" office:string-value=":: DngNG_08_03&#10;&lt;%=window.story.render('DngNG_Tmpl')%&gt;&#10;&#10;">
            <text:p>:: DngNG_08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4]+ROUNDDOWN(([.C94]/10);0)" office:value-type="float" office:value="8">
            <text:p>08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95];&quot;00&quot;);&quot;_&quot;;TEXT([.C95];&quot;00&quot;);CHAR(10);&quot;&lt;%=window.story.render('DngNG_Tmpl')%&gt;&quot;;CHAR(10);CHAR(10))" office:value-type="string" office:string-value=":: DngNG_08_04&#10;&lt;%=window.story.render('DngNG_Tmpl')%&gt;&#10;&#10;">
            <text:p>:: DngNG_08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5]+ROUNDDOWN(([.C95]/10);0)" office:value-type="float" office:value="8">
            <text:p>08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96];&quot;00&quot;);&quot;_&quot;;TEXT([.C96];&quot;00&quot;);CHAR(10);&quot;&lt;%=window.story.render('DngNG_Tmpl')%&gt;&quot;;CHAR(10);CHAR(10))" office:value-type="string" office:string-value=":: DngNG_08_05&#10;&lt;%=window.story.render('DngNG_Tmpl')%&gt;&#10;&#10;">
            <text:p>:: DngNG_08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6]+ROUNDDOWN(([.C96]/10);0)" office:value-type="float" office:value="8">
            <text:p>08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97];&quot;00&quot;);&quot;_&quot;;TEXT([.C97];&quot;00&quot;);CHAR(10);&quot;&lt;%=window.story.render('DngNG_Tmpl')%&gt;&quot;;CHAR(10);CHAR(10))" office:value-type="string" office:string-value=":: DngNG_08_06&#10;&lt;%=window.story.render('DngNG_Tmpl')%&gt;&#10;&#10;">
            <text:p>:: DngNG_08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7]+ROUNDDOWN(([.C97]/10);0)" office:value-type="float" office:value="8">
            <text:p>08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98];&quot;00&quot;);&quot;_&quot;;TEXT([.C98];&quot;00&quot;);CHAR(10);&quot;&lt;%=window.story.render('DngNG_Tmpl')%&gt;&quot;;CHAR(10);CHAR(10))" office:value-type="string" office:string-value=":: DngNG_08_07&#10;&lt;%=window.story.render('DngNG_Tmpl')%&gt;&#10;&#10;">
            <text:p>:: DngNG_08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8]+ROUNDDOWN(([.C98]/10);0)" office:value-type="float" office:value="8">
            <text:p>08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99];&quot;00&quot;);&quot;_&quot;;TEXT([.C99];&quot;00&quot;);CHAR(10);&quot;&lt;%=window.story.render('DngNG_Tmpl')%&gt;&quot;;CHAR(10);CHAR(10))" office:value-type="string" office:string-value=":: DngNG_08_08&#10;&lt;%=window.story.render('DngNG_Tmpl')%&gt;&#10;&#10;">
            <text:p>:: DngNG_08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99]+ROUNDDOWN(([.C99]/10);0)" office:value-type="float" office:value="8">
            <text:p>08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100];&quot;00&quot;);&quot;_&quot;;TEXT([.C100];&quot;00&quot;);CHAR(10);&quot;&lt;%=window.story.render('DngNG_Tmpl')%&gt;&quot;;CHAR(10);CHAR(10))" office:value-type="string" office:string-value=":: DngNG_08_09&#10;&lt;%=window.story.render('DngNG_Tmpl')%&gt;&#10;&#10;">
            <text:p>:: DngNG_08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0]+ROUNDDOWN(([.C100]/10);0)" office:value-type="float" office:value="8">
            <text:p>08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101];&quot;00&quot;);&quot;_&quot;;TEXT([.C101];&quot;00&quot;);CHAR(10);&quot;&lt;%=window.story.render('DngNG_Tmpl')%&gt;&quot;;CHAR(10);CHAR(10))" office:value-type="string" office:string-value=":: DngNG_08_10&#10;&lt;%=window.story.render('DngNG_Tmpl')%&gt;&#10;&#10;">
            <text:p>:: DngNG_08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1]+ROUNDDOWN(([.C101]/10);0)" office:value-type="float" office:value="9">
            <text:p>09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102];&quot;00&quot;);&quot;_&quot;;TEXT([.C102];&quot;00&quot;);CHAR(10);&quot;&lt;%=window.story.render('DngNG_Tmpl')%&gt;&quot;;CHAR(10);CHAR(10))" office:value-type="string" office:string-value=":: DngNG_09_00&#10;&lt;%=window.story.render('DngNG_Tmpl')%&gt;&#10;&#10;">
            <text:p>:: DngNG_09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2]+ROUNDDOWN(([.C102]/10);0)" office:value-type="float" office:value="9">
            <text:p>09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103];&quot;00&quot;);&quot;_&quot;;TEXT([.C103];&quot;00&quot;);CHAR(10);&quot;&lt;%=window.story.render('DngNG_Tmpl')%&gt;&quot;;CHAR(10);CHAR(10))" office:value-type="string" office:string-value=":: DngNG_09_01&#10;&lt;%=window.story.render('DngNG_Tmpl')%&gt;&#10;&#10;">
            <text:p>:: DngNG_09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3]+ROUNDDOWN(([.C103]/10);0)" office:value-type="float" office:value="9">
            <text:p>09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104];&quot;00&quot;);&quot;_&quot;;TEXT([.C104];&quot;00&quot;);CHAR(10);&quot;&lt;%=window.story.render('DngNG_Tmpl')%&gt;&quot;;CHAR(10);CHAR(10))" office:value-type="string" office:string-value=":: DngNG_09_02&#10;&lt;%=window.story.render('DngNG_Tmpl')%&gt;&#10;&#10;">
            <text:p>:: DngNG_09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4]+ROUNDDOWN(([.C104]/10);0)" office:value-type="float" office:value="9">
            <text:p>09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105];&quot;00&quot;);&quot;_&quot;;TEXT([.C105];&quot;00&quot;);CHAR(10);&quot;&lt;%=window.story.render('DngNG_Tmpl')%&gt;&quot;;CHAR(10);CHAR(10))" office:value-type="string" office:string-value=":: DngNG_09_03&#10;&lt;%=window.story.render('DngNG_Tmpl')%&gt;&#10;&#10;">
            <text:p>:: DngNG_09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5]+ROUNDDOWN(([.C105]/10);0)" office:value-type="float" office:value="9">
            <text:p>09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106];&quot;00&quot;);&quot;_&quot;;TEXT([.C106];&quot;00&quot;);CHAR(10);&quot;&lt;%=window.story.render('DngNG_Tmpl')%&gt;&quot;;CHAR(10);CHAR(10))" office:value-type="string" office:string-value=":: DngNG_09_04&#10;&lt;%=window.story.render('DngNG_Tmpl')%&gt;&#10;&#10;">
            <text:p>:: DngNG_09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6]+ROUNDDOWN(([.C106]/10);0)" office:value-type="float" office:value="9">
            <text:p>09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107];&quot;00&quot;);&quot;_&quot;;TEXT([.C107];&quot;00&quot;);CHAR(10);&quot;&lt;%=window.story.render('DngNG_Tmpl')%&gt;&quot;;CHAR(10);CHAR(10))" office:value-type="string" office:string-value=":: DngNG_09_05&#10;&lt;%=window.story.render('DngNG_Tmpl')%&gt;&#10;&#10;">
            <text:p>:: DngNG_09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7]+ROUNDDOWN(([.C107]/10);0)" office:value-type="float" office:value="9">
            <text:p>09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108];&quot;00&quot;);&quot;_&quot;;TEXT([.C108];&quot;00&quot;);CHAR(10);&quot;&lt;%=window.story.render('DngNG_Tmpl')%&gt;&quot;;CHAR(10);CHAR(10))" office:value-type="string" office:string-value=":: DngNG_09_06&#10;&lt;%=window.story.render('DngNG_Tmpl')%&gt;&#10;&#10;">
            <text:p>:: DngNG_09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8]+ROUNDDOWN(([.C108]/10);0)" office:value-type="float" office:value="9">
            <text:p>09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109];&quot;00&quot;);&quot;_&quot;;TEXT([.C109];&quot;00&quot;);CHAR(10);&quot;&lt;%=window.story.render('DngNG_Tmpl')%&gt;&quot;;CHAR(10);CHAR(10))" office:value-type="string" office:string-value=":: DngNG_09_07&#10;&lt;%=window.story.render('DngNG_Tmpl')%&gt;&#10;&#10;">
            <text:p>:: DngNG_09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09]+ROUNDDOWN(([.C109]/10);0)" office:value-type="float" office:value="9">
            <text:p>09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110];&quot;00&quot;);&quot;_&quot;;TEXT([.C110];&quot;00&quot;);CHAR(10);&quot;&lt;%=window.story.render('DngNG_Tmpl')%&gt;&quot;;CHAR(10);CHAR(10))" office:value-type="string" office:string-value=":: DngNG_09_08&#10;&lt;%=window.story.render('DngNG_Tmpl')%&gt;&#10;&#10;">
            <text:p>:: DngNG_09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0]+ROUNDDOWN(([.C110]/10);0)" office:value-type="float" office:value="9">
            <text:p>09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111];&quot;00&quot;);&quot;_&quot;;TEXT([.C111];&quot;00&quot;);CHAR(10);&quot;&lt;%=window.story.render('DngNG_Tmpl')%&gt;&quot;;CHAR(10);CHAR(10))" office:value-type="string" office:string-value=":: DngNG_09_09&#10;&lt;%=window.story.render('DngNG_Tmpl')%&gt;&#10;&#10;">
            <text:p>:: DngNG_09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1]+ROUNDDOWN(([.C111]/10);0)" office:value-type="float" office:value="9">
            <text:p>09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112];&quot;00&quot;);&quot;_&quot;;TEXT([.C112];&quot;00&quot;);CHAR(10);&quot;&lt;%=window.story.render('DngNG_Tmpl')%&gt;&quot;;CHAR(10);CHAR(10))" office:value-type="string" office:string-value=":: DngNG_09_10&#10;&lt;%=window.story.render('DngNG_Tmpl')%&gt;&#10;&#10;">
            <text:p>:: DngNG_09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2]+ROUNDDOWN(([.C112]/10);0)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12" table:formula="of:=CONCATENATE(&quot;:: DngNG_&quot;;TEXT([.B113];&quot;00&quot;);&quot;_&quot;;TEXT([.C113];&quot;00&quot;);CHAR(10);&quot;&lt;%=window.story.render('DngNG_Tmpl')%&gt;&quot;;CHAR(10);CHAR(10))" office:value-type="string" office:string-value=":: DngNG_10_00&#10;&lt;%=window.story.render('DngNG_Tmpl')%&gt;&#10;&#10;">
            <text:p>:: DngNG_10_0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3]+ROUNDDOWN(([.C113]/10);0)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style-name="ce12" table:formula="of:=CONCATENATE(&quot;:: DngNG_&quot;;TEXT([.B114];&quot;00&quot;);&quot;_&quot;;TEXT([.C114];&quot;00&quot;);CHAR(10);&quot;&lt;%=window.story.render('DngNG_Tmpl')%&gt;&quot;;CHAR(10);CHAR(10))" office:value-type="string" office:string-value=":: DngNG_10_01&#10;&lt;%=window.story.render('DngNG_Tmpl')%&gt;&#10;&#10;">
            <text:p>:: DngNG_10_01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4]+ROUNDDOWN(([.C114]/10);0)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style-name="ce12" table:formula="of:=CONCATENATE(&quot;:: DngNG_&quot;;TEXT([.B115];&quot;00&quot;);&quot;_&quot;;TEXT([.C115];&quot;00&quot;);CHAR(10);&quot;&lt;%=window.story.render('DngNG_Tmpl')%&gt;&quot;;CHAR(10);CHAR(10))" office:value-type="string" office:string-value=":: DngNG_10_02&#10;&lt;%=window.story.render('DngNG_Tmpl')%&gt;&#10;&#10;">
            <text:p>:: DngNG_10_02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5]+ROUNDDOWN(([.C115]/10);0)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style-name="ce12" table:formula="of:=CONCATENATE(&quot;:: DngNG_&quot;;TEXT([.B116];&quot;00&quot;);&quot;_&quot;;TEXT([.C116];&quot;00&quot;);CHAR(10);&quot;&lt;%=window.story.render('DngNG_Tmpl')%&gt;&quot;;CHAR(10);CHAR(10))" office:value-type="string" office:string-value=":: DngNG_10_03&#10;&lt;%=window.story.render('DngNG_Tmpl')%&gt;&#10;&#10;">
            <text:p>:: DngNG_10_03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6]+ROUNDDOWN(([.C116]/10);0)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style-name="ce12" table:formula="of:=CONCATENATE(&quot;:: DngNG_&quot;;TEXT([.B117];&quot;00&quot;);&quot;_&quot;;TEXT([.C117];&quot;00&quot;);CHAR(10);&quot;&lt;%=window.story.render('DngNG_Tmpl')%&gt;&quot;;CHAR(10);CHAR(10))" office:value-type="string" office:string-value=":: DngNG_10_04&#10;&lt;%=window.story.render('DngNG_Tmpl')%&gt;&#10;&#10;">
            <text:p>:: DngNG_10_04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7]+ROUNDDOWN(([.C117]/10);0)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style-name="ce12" table:formula="of:=CONCATENATE(&quot;:: DngNG_&quot;;TEXT([.B118];&quot;00&quot;);&quot;_&quot;;TEXT([.C118];&quot;00&quot;);CHAR(10);&quot;&lt;%=window.story.render('DngNG_Tmpl')%&gt;&quot;;CHAR(10);CHAR(10))" office:value-type="string" office:string-value=":: DngNG_10_05&#10;&lt;%=window.story.render('DngNG_Tmpl')%&gt;&#10;&#10;">
            <text:p>:: DngNG_10_05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8]+ROUNDDOWN(([.C118]/10);0)"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style-name="ce12" table:formula="of:=CONCATENATE(&quot;:: DngNG_&quot;;TEXT([.B119];&quot;00&quot;);&quot;_&quot;;TEXT([.C119];&quot;00&quot;);CHAR(10);&quot;&lt;%=window.story.render('DngNG_Tmpl')%&gt;&quot;;CHAR(10);CHAR(10))" office:value-type="string" office:string-value=":: DngNG_10_06&#10;&lt;%=window.story.render('DngNG_Tmpl')%&gt;&#10;&#10;">
            <text:p>:: DngNG_10_06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19]+ROUNDDOWN(([.C119]/10);0)"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table:style-name="ce12" table:formula="of:=CONCATENATE(&quot;:: DngNG_&quot;;TEXT([.B120];&quot;00&quot;);&quot;_&quot;;TEXT([.C120];&quot;00&quot;);CHAR(10);&quot;&lt;%=window.story.render('DngNG_Tmpl')%&gt;&quot;;CHAR(10);CHAR(10))" office:value-type="string" office:string-value=":: DngNG_10_07&#10;&lt;%=window.story.render('DngNG_Tmpl')%&gt;&#10;&#10;">
            <text:p>:: DngNG_10_07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20]+ROUNDDOWN(([.C120]/10);0)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style-name="ce12" table:formula="of:=CONCATENATE(&quot;:: DngNG_&quot;;TEXT([.B121];&quot;00&quot;);&quot;_&quot;;TEXT([.C121];&quot;00&quot;);CHAR(10);&quot;&lt;%=window.story.render('DngNG_Tmpl')%&gt;&quot;;CHAR(10);CHAR(10))" office:value-type="string" office:string-value=":: DngNG_10_08&#10;&lt;%=window.story.render('DngNG_Tmpl')%&gt;&#10;&#10;">
            <text:p>:: DngNG_10_08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21]+ROUNDDOWN(([.C121]/10);0)"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style-name="ce12" table:formula="of:=CONCATENATE(&quot;:: DngNG_&quot;;TEXT([.B122];&quot;00&quot;);&quot;_&quot;;TEXT([.C122];&quot;00&quot;);CHAR(10);&quot;&lt;%=window.story.render('DngNG_Tmpl')%&gt;&quot;;CHAR(10);CHAR(10))" office:value-type="string" office:string-value=":: DngNG_10_09&#10;&lt;%=window.story.render('DngNG_Tmpl')%&gt;&#10;&#10;">
            <text:p>:: DngNG_10_09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5">
          <table:table-cell/>
          <table:table-cell table:formula="of:=[.B122]+ROUNDDOWN(([.C122]/10);0)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style-name="ce12" table:formula="of:=CONCATENATE(&quot;:: DngNG_&quot;;TEXT([.B123];&quot;00&quot;);&quot;_&quot;;TEXT([.C123];&quot;00&quot;);CHAR(10);&quot;&lt;%=window.story.render('DngNG_Tmpl')%&gt;&quot;;CHAR(10);CHAR(10))" office:value-type="string" office:string-value=":: DngNG_10_10&#10;&lt;%=window.story.render('DngNG_Tmpl')%&gt;&#10;&#10;">
            <text:p>:: DngNG_10_10</text:p>
            <text:p>&lt;%=window.story.render('DngNG_Tmpl')%&gt;</text:p>
            <text:p/>
            <text:p/>
          </table:table-cell>
          <table:table-cell table:number-columns-repeated="1019"/>
        </table:table-row>
        <table:table-row table:style-name="ro4">
          <table:table-cell/>
          <table:table-cell table:formula="of:=[.B123]+ROUNDDOWN(([.C123]/10);0)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formula="of:=[.B124]+ROUNDDOWN(([.C124]/10);0)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/>
          <table:table-cell table:formula="of:=[.B125]+ROUNDDOWN(([.C125]/10);0)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/>
          <table:table-cell table:formula="of:=[.B126]+ROUNDDOWN(([.C126]/10);0)"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/>
          <table:table-cell table:formula="of:=[.B127]+ROUNDDOWN(([.C127]/10);0)"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/>
          <table:table-cell table:formula="of:=[.B128]+ROUNDDOWN(([.C128]/10);0)"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/>
          <table:table-cell table:formula="of:=[.B129]+ROUNDDOWN(([.C129]/10);0)"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/>
          <table:table-cell table:formula="of:=[.B130]+ROUNDDOWN(([.C130]/10);0)"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4">
          <table:table-cell/>
          <table:table-cell table:formula="of:=[.B131]+ROUNDDOWN(([.C131]/10);0)"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4">
          <table:table-cell/>
          <table:table-cell table:formula="of:=[.B132]+ROUNDDOWN(([.C132]/10);0)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4">
          <table:table-cell/>
          <table:table-cell table:formula="of:=[.B133]+ROUNDDOWN(([.C133]/10);0)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4" table:number-rows-repeated="104844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9">09.12.2023</text:date>, <text:time>10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14M14S</meta:editing-duration>
    <meta:editing-cycles>23</meta:editing-cycles>
    <meta:generator>OpenOffice/4.1.14$Win32 OpenOffice.org_project/4114m1$Build-9811</meta:generator>
    <dc:date>2023-12-09T10:30:44.25</dc:date>
    <dc:creator>jk jk</dc:creator>
    <meta:document-statistic meta:table-count="5" meta:cell-count="433" meta:object-count="0"/>
    <meta:user-defined meta:name="Info 1"/>
    <meta:user-defined meta:name="Info 2"/>
    <meta:user-defined meta:name="Info 3"/>
    <meta:user-defined meta:name="Info 4"/>
  </office:meta>
</office:document-meta>
</file>